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60.05" calcext:value-type="float">
            <text:p>60.0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4-13T13:29:56.405626091</dc:date>
    <meta:editing-duration>P2DT20H47M24S</meta:editing-duration>
    <meta:editing-cycles>14</meta:editing-cycles>
    <meta:generator>LibreOffice/7.3.7.2$Linux_X86_64 LibreOffice_project/30$Build-2</meta:generator>
    <meta:document-statistic meta:table-count="1" meta:cell-count="62" meta:object-count="0"/>
  </office:meta>
</office:document-meta>
</file>